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5.596cm"/>
    </style:style>
    <style:style style:name="gr4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FCIP Konfiguration</text:p>
          </draw:text-box>
        </draw:frame>
        <draw:line draw:style-name="gr1" draw:text-style-name="P1" draw:layer="layout" svg:x1="3.302cm" svg:y1="5.588cm" svg:x2="25.908cm" svg:y2="5.588cm">
          <text:p/>
        </draw:line>
        <draw:custom-shape draw:style-name="gr2" draw:text-style-name="P2" draw:layer="layout" svg:width="4.826cm" svg:height="3.048cm" svg:x="11.684cm" svg:y="8.128cm">
          <text:p text:style-name="P2">CB5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096cm" svg:height="2.54cm" svg:x="5.588cm" svg:y="13.208cm">
          <text:p text:style-name="P2">Brocade 7840</text:p>
          <text:p text:style-name="P2">CISCO 9250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096cm" svg:height="2.54cm" svg:x="16.688cm" svg:y="13.208cm">
          <text:p text:style-name="P2">Brocade 7840</text:p>
          <text:p text:style-name="P2">CISCO 9250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096cm" svg:height="2.54cm" svg:x="5.588cm" svg:y="17.208cm">
          <text:p text:style-name="P2">VSP G2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096cm" svg:height="2.54cm" svg:x="16.688cm" svg:y="17.208cm">
          <text:p text:style-name="P2">VSP G200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604cm" svg:y1="13.208cm" svg:x2="6.604cm" svg:y2="5.588cm">
          <text:p/>
        </draw:line>
        <draw:line draw:style-name="gr1" draw:text-style-name="P1" draw:layer="layout" svg:x1="21.687cm" svg:y1="13.186cm" svg:x2="21.59cm" svg:y2="5.588cm">
          <text:p/>
        </draw:line>
        <draw:line draw:style-name="gr4" draw:text-style-name="P1" draw:layer="layout" svg:x1="12.7cm" svg:y1="11.176cm" svg:x2="8.636cm" svg:y2="13.208cm">
          <text:p/>
        </draw:line>
        <draw:line draw:style-name="gr4" draw:text-style-name="P1" draw:layer="layout" svg:x1="15.494cm" svg:y1="11.176cm" svg:x2="19.812cm" svg:y2="13.208cm">
          <text:p/>
        </draw:line>
        <draw:line draw:style-name="gr4" draw:text-style-name="P1" draw:layer="layout" svg:x1="7.366cm" svg:y1="15.748cm" svg:x2="7.366cm" svg:y2="17.208cm">
          <text:p/>
        </draw:line>
        <draw:line draw:style-name="gr4" draw:text-style-name="P1" draw:layer="layout" svg:x1="21.59cm" svg:y1="15.748cm" svg:x2="21.59cm" svg:y2="17.208cm">
          <text:p/>
        </draw:line>
        <draw:line draw:style-name="gr4" draw:text-style-name="P1" draw:layer="layout" svg:x1="10.668cm" svg:y1="15.748cm" svg:x2="17.78cm" svg:y2="17.208cm">
          <text:p/>
        </draw:line>
        <draw:line draw:style-name="gr4" draw:text-style-name="P1" draw:layer="layout" svg:x1="17.78cm" svg:y1="15.748cm" svg:x2="10.668cm" svg:y2="17.208cm">
          <text:p/>
        </draw:line>
        <draw:line draw:style-name="gr5" draw:text-style-name="P1" draw:layer="layout" svg:x1="13.97cm" svg:y1="8.128cm" svg:x2="13.97cm" svg:y2="5.588cm">
          <text:p/>
        </draw:line>
        <draw:frame draw:style-name="gr6" draw:text-style-name="P3" draw:layer="layout" svg:width="3.254cm" svg:height="0.962cm" svg:x="16.814cm" svg:y="4.543cm">
          <draw:text-box>
            <text:p>10GbE IP</text:p>
          </draw:text-box>
        </draw:frame>
        <draw:frame draw:style-name="gr6" draw:text-style-name="P3" draw:layer="layout" svg:width="3.961cm" svg:height="0.962cm" svg:x="12.16cm" svg:y="14.956cm">
          <draw:text-box>
            <text:p>8 / 16Gb FC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5:47:47.922376635</meta:creation-date>
    <dc:date>2016-01-28T16:15:30.607829135</dc:date>
    <meta:editing-duration>PT27M42S</meta:editing-duration>
    <meta:editing-cycles>2</meta:editing-cycles>
    <meta:generator>LibreOffice/5.0.2.2$Linux_X86_64 LibreOffice_project/00m0$Build-2</meta:generator>
    <meta:document-statistic meta:object-count="41"/>
  </office:meta>
</office:document-meta>
</file>